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661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6661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2in" svg:height="3.5472in" svg:x="1.2272in" svg:y="4.6697in">
            <draw:object draw:notify-on-update-of-ranges="Sheet1.A1:Sheet1.A19 Sheet1.D1:Sheet1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>
            <text:p>Osb terrasse entrée</text:p>
          </table:table-cell>
          <table:table-cell office:value-type="float" office:value="4">
            <text:p>4</text:p>
          </table:table-cell>
          <table:table-cell table:formula="of:=[.F9]" office:value-type="float" office:value="12">
            <text:p>12</text:p>
          </table:table-cell>
          <table:table-cell table:formula="of:=[.B1]*[.C1]" office:value-type="float" office:value="48">
            <text:p>48</text:p>
          </table:table-cell>
          <table:table-cell/>
          <table:table-cell table:style-name="ce3" office:value-type="string" table:number-columns-spanned="4" table:number-rows-spanned="1">
            <text:p>Prix charpente</text:p>
          </table:table-cell>
          <table:covered-table-cell table:number-columns-repeated="3"/>
        </table:table-row>
        <table:table-row table:style-name="ro1">
          <table:table-cell office:value-type="string">
            <text:p>Osb mur</text:p>
          </table:table-cell>
          <table:table-cell office:value-type="float" office:value="48">
            <text:p>48</text:p>
          </table:table-cell>
          <table:table-cell table:formula="of:=[.F9]" office:value-type="float" office:value="12">
            <text:p>12</text:p>
          </table:table-cell>
          <table:table-cell table:formula="of:=[.B2]*[.C2]" office:value-type="float" office:value="576">
            <text:p>576</text:p>
          </table:table-cell>
          <table:table-cell/>
          <table:table-cell table:style-name="ce1" office:value-type="string">
            <text:p>50x200</text:p>
          </table:table-cell>
          <table:table-cell table:formula="of:=221+312+271+9" office:value-type="float" office:value="813">
            <text:p>813</text:p>
          </table:table-cell>
          <table:table-cell office:value-type="float" office:value="3.6">
            <text:p>3.6</text:p>
          </table:table-cell>
          <table:table-cell table:formula="of:=[.G2]*[.H2]" office:value-type="float" office:value="2926.8">
            <text:p>2926.8</text:p>
          </table:table-cell>
        </table:table-row>
        <table:table-row table:style-name="ro1">
          <table:table-cell office:value-type="string">
            <text:p>Osb terrasse</text:p>
          </table:table-cell>
          <table:table-cell office:value-type="float" office:value="14">
            <text:p>14</text:p>
          </table:table-cell>
          <table:table-cell table:formula="of:=[.F9]" office:value-type="float" office:value="12">
            <text:p>12</text:p>
          </table:table-cell>
          <table:table-cell table:formula="of:=[.B3]*[.C3]" office:value-type="float" office:value="168">
            <text:p>168</text:p>
          </table:table-cell>
          <table:table-cell/>
          <table:table-cell table:style-name="ce1" office:value-type="string">
            <text:p>100x200</text:p>
          </table:table-cell>
          <table:table-cell table:formula="of:=30" office:value-type="float" office:value="30">
            <text:p>30</text:p>
          </table:table-cell>
          <table:table-cell office:value-type="float" office:value="10.19">
            <text:p>10.19</text:p>
          </table:table-cell>
          <table:table-cell table:formula="of:=[.G3]*[.H3]" office:value-type="float" office:value="305.7">
            <text:p>305.7</text:p>
          </table:table-cell>
        </table:table-row>
        <table:table-row table:style-name="ro1">
          <table:table-cell office:value-type="string">
            <text:p>Osb pente</text:p>
          </table:table-cell>
          <table:table-cell office:value-type="float" office:value="66">
            <text:p>66</text:p>
          </table:table-cell>
          <table:table-cell table:formula="of:=[.F9]" office:value-type="float" office:value="12">
            <text:p>12</text:p>
          </table:table-cell>
          <table:table-cell table:formula="of:=[.B4]*[.C4]" office:value-type="float" office:value="792">
            <text:p>792</text:p>
          </table:table-cell>
          <table:table-cell/>
          <table:table-cell table:style-name="ce1" office:value-type="string">
            <text:p>50x100</text:p>
          </table:table-cell>
          <table:table-cell table:formula="of:=55+66+23+9" office:value-type="float" office:value="153">
            <text:p>153</text:p>
          </table:table-cell>
          <table:table-cell office:value-type="float" office:value="2.27">
            <text:p>2.27</text:p>
          </table:table-cell>
          <table:table-cell table:formula="of:=[.G4]*[.H4]" office:value-type="float" office:value="347.31">
            <text:p>347.31</text:p>
          </table:table-cell>
        </table:table-row>
        <table:table-row table:style-name="ro1">
          <table:table-cell office:value-type="string">
            <text:p>Osb plancher</text:p>
          </table:table-cell>
          <table:table-cell office:value-type="float" office:value="64">
            <text:p>64</text:p>
          </table:table-cell>
          <table:table-cell table:formula="of:=[.F9]" office:value-type="float" office:value="12">
            <text:p>12</text:p>
          </table:table-cell>
          <table:table-cell table:formula="of:=[.B5]*[.C5]" office:value-type="float" office:value="768">
            <text:p>768</text:p>
          </table:table-cell>
          <table:table-cell/>
          <table:table-cell table:style-name="ce1" office:value-type="string">
            <text:p>150x200</text:p>
          </table:table-cell>
          <table:table-cell table:formula="of:=7" office:value-type="float" office:value="7">
            <text:p>7</text:p>
          </table:table-cell>
          <table:table-cell office:value-type="float" office:value="13.88">
            <text:p>13.88</text:p>
          </table:table-cell>
          <table:table-cell table:formula="of:=[.G5]*[.H5]" office:value-type="float" office:value="97.16">
            <text:p>97.16</text:p>
          </table:table-cell>
        </table:table-row>
        <table:table-row table:style-name="ro1">
          <table:table-cell office:value-type="string">
            <text:p>Osb mezzanine</text:p>
          </table:table-cell>
          <table:table-cell office:value-type="float" office:value="17">
            <text:p>17</text:p>
          </table:table-cell>
          <table:table-cell table:formula="of:=[.F9]" office:value-type="float" office:value="12">
            <text:p>12</text:p>
          </table:table-cell>
          <table:table-cell table:formula="of:=[.B6]*[.C6]" office:value-type="float" office:value="204">
            <text:p>204</text:p>
          </table:table-cell>
          <table:table-cell/>
          <table:table-cell table:style-name="ce1" office:value-type="string">
            <text:p>50x150</text:p>
          </table:table-cell>
          <table:table-cell table:formula="of:=42" office:value-type="float" office:value="42">
            <text:p>42</text:p>
          </table:table-cell>
          <table:table-cell office:value-type="float" office:value="2.56">
            <text:p>2.56</text:p>
          </table:table-cell>
          <table:table-cell table:formula="of:=[.G6]*[.H6]" office:value-type="float" office:value="107.52">
            <text:p>107.52</text:p>
          </table:table-cell>
        </table:table-row>
        <table:table-row table:style-name="ro1">
          <table:table-cell office:value-type="string">
            <text:p>Osb sas</text:p>
          </table:table-cell>
          <table:table-cell office:value-type="float" office:value="5">
            <text:p>5</text:p>
          </table:table-cell>
          <table:table-cell table:formula="of:=[.F9]" office:value-type="float" office:value="12">
            <text:p>12</text:p>
          </table:table-cell>
          <table:table-cell table:formula="of:=[.B7]*[.C7]" office:value-type="float" office:value="60">
            <text:p>60</text:p>
          </table:table-cell>
          <table:table-cell table:number-columns-repeated="2"/>
          <table:table-cell table:formula="of:=SUM([.G2:.G6])" office:value-type="float" office:value="1045">
            <text:p>1045</text:p>
          </table:table-cell>
          <table:table-cell/>
          <table:table-cell table:formula="of:=SUM([.I2:.I6])" office:value-type="float" office:value="3784.49">
            <text:p>3784.49</text:p>
          </table:table-cell>
        </table:table-row>
        <table:table-row table:style-name="ro1">
          <table:table-cell table:style-name="ce2" office:value-type="string">
            <text:p>Osb Total</text:p>
          </table:table-cell>
          <table:table-cell table:formula="of:=SUM([.B1:.B7])" office:value-type="float" office:value="218">
            <text:p>218</text:p>
          </table:table-cell>
          <table:table-cell table:formula="of:=[.F9]" office:value-type="float" office:value="12">
            <text:p>12</text:p>
          </table:table-cell>
          <table:table-cell table:formula="of:=SUM([.D1:.D7])" office:value-type="float" office:value="2616">
            <text:p>2616</text:p>
          </table:table-cell>
          <table:table-cell/>
          <table:table-cell table:style-name="ce3" office:value-type="string" table:number-columns-spanned="4" table:number-rows-spanned="1">
            <text:p>Prix OSB</text:p>
          </table:table-cell>
          <table:covered-table-cell table:number-columns-repeated="3"/>
        </table:table-row>
        <table:table-row table:style-name="ro2">
          <table:table-cell office:value-type="string">
            <text:p>Solives plancher (50x150)</text:p>
          </table:table-cell>
          <table:table-cell office:value-type="float" office:value="42">
            <text:p>42</text:p>
          </table:table-cell>
          <table:table-cell table:formula="of:=[.H5]" office:value-type="float" office:value="13.88">
            <text:p>13.88</text:p>
          </table:table-cell>
          <table:table-cell table:formula="of:=[.B9]*[.C9]" office:value-type="float" office:value="582.96">
            <text:p>582.96</text:p>
          </table:table-cell>
          <table:table-cell/>
          <table:table-cell table:style-name="ce4" office:value-type="float" office:value="12" table:number-columns-spanned="4" table:number-rows-spanned="1">
            <text:p>12</text:p>
          </table:table-cell>
          <table:covered-table-cell table:number-columns-repeated="3"/>
        </table:table-row>
        <table:table-row table:style-name="ro2">
          <table:table-cell office:value-type="string">
            <text:p>Solives terrasse (50x100)</text:p>
          </table:table-cell>
          <table:table-cell office:value-type="float" office:value="55">
            <text:p>55</text:p>
          </table:table-cell>
          <table:table-cell table:formula="of:=[.H4]" office:value-type="float" office:value="2.27">
            <text:p>2.27</text:p>
          </table:table-cell>
          <table:table-cell table:formula="of:=[.B10]*[.C10]" office:value-type="float" office:value="124.85">
            <text:p>124.85</text:p>
          </table:table-cell>
          <table:table-cell table:number-columns-repeated="5"/>
        </table:table-row>
        <table:table-row table:style-name="ro2">
          <table:table-cell office:value-type="string">
            <text:p>Solives mezzanine grande (50x100)</text:p>
          </table:table-cell>
          <table:table-cell office:value-type="float" office:value="66">
            <text:p>66</text:p>
          </table:table-cell>
          <table:table-cell table:formula="of:=[.H4]" office:value-type="float" office:value="2.27">
            <text:p>2.27</text:p>
          </table:table-cell>
          <table:table-cell table:formula="of:=[.B11]*[.C11]" office:value-type="float" office:value="149.82">
            <text:p>149.82</text:p>
          </table:table-cell>
          <table:table-cell table:number-columns-repeated="5"/>
        </table:table-row>
        <table:table-row table:style-name="ro2">
          <table:table-cell office:value-type="string">
            <text:p>Solives mezzanine petite (50x100)</text:p>
          </table:table-cell>
          <table:table-cell office:value-type="float" office:value="23">
            <text:p>23</text:p>
          </table:table-cell>
          <table:table-cell table:formula="of:=[.H4]" office:value-type="float" office:value="2.27">
            <text:p>2.27</text:p>
          </table:table-cell>
          <table:table-cell table:formula="of:=[.B12]*[.C12]" office:value-type="float" office:value="52.21">
            <text:p>52.21</text:p>
          </table:table-cell>
          <table:table-cell table:number-columns-repeated="5"/>
        </table:table-row>
        <table:table-row table:style-name="ro2">
          <table:table-cell office:value-type="string">
            <text:p>Ossature mur (50x200)</text:p>
          </table:table-cell>
          <table:table-cell office:value-type="float" office:value="221">
            <text:p>221</text:p>
          </table:table-cell>
          <table:table-cell table:formula="of:=[.H2]" office:value-type="float" office:value="3.6">
            <text:p>3.6</text:p>
          </table:table-cell>
          <table:table-cell table:formula="of:=[.B13]*[.C13]" office:value-type="float" office:value="795.6">
            <text:p>795.6</text:p>
          </table:table-cell>
          <table:table-cell table:number-columns-repeated="5"/>
        </table:table-row>
        <table:table-row table:style-name="ro2">
          <table:table-cell office:value-type="string">
            <text:p>Ossature plancher (50x200)</text:p>
          </table:table-cell>
          <table:table-cell office:value-type="float" office:value="312">
            <text:p>312</text:p>
          </table:table-cell>
          <table:table-cell table:formula="of:=[.H2]" office:value-type="float" office:value="3.6">
            <text:p>3.6</text:p>
          </table:table-cell>
          <table:table-cell table:formula="of:=[.B14]*[.C14]" office:value-type="float" office:value="1123.2">
            <text:p>1123.2</text:p>
          </table:table-cell>
          <table:table-cell table:number-columns-repeated="5"/>
        </table:table-row>
        <table:table-row table:style-name="ro2">
          <table:table-cell office:value-type="string">
            <text:p>Ossature Pente (50x200)</text:p>
          </table:table-cell>
          <table:table-cell office:value-type="float" office:value="271">
            <text:p>271</text:p>
          </table:table-cell>
          <table:table-cell table:formula="of:=[.H2]" office:value-type="float" office:value="3.6">
            <text:p>3.6</text:p>
          </table:table-cell>
          <table:table-cell table:formula="of:=[.B15]*[.C15]" office:value-type="float" office:value="975.6">
            <text:p>975.6</text:p>
          </table:table-cell>
          <table:table-cell table:number-columns-repeated="5"/>
        </table:table-row>
        <table:table-row table:style-name="ro2">
          <table:table-cell office:value-type="string">
            <text:p>Angle haut pente (150x200)</text:p>
          </table:table-cell>
          <table:table-cell office:value-type="float" office:value="7">
            <text:p>7</text:p>
          </table:table-cell>
          <table:table-cell table:formula="of:=[.H5]" office:value-type="float" office:value="13.88">
            <text:p>13.88</text:p>
          </table:table-cell>
          <table:table-cell table:formula="of:=[.B16]*[.C16]" office:value-type="float" office:value="97.16">
            <text:p>97.16</text:p>
          </table:table-cell>
          <table:table-cell table:number-columns-repeated="5"/>
        </table:table-row>
        <table:table-row table:style-name="ro2">
          <table:table-cell office:value-type="string">
            <text:p>Angle bas pente (100x200)</text:p>
          </table:table-cell>
          <table:table-cell office:value-type="float" office:value="30">
            <text:p>30</text:p>
          </table:table-cell>
          <table:table-cell table:formula="of:=[.H3]" office:value-type="float" office:value="10.19">
            <text:p>10.19</text:p>
          </table:table-cell>
          <table:table-cell table:formula="of:=[.B17]*[.C17]" office:value-type="float" office:value="305.7">
            <text:p>305.7</text:p>
          </table:table-cell>
          <table:table-cell table:number-columns-repeated="5"/>
        </table:table-row>
        <table:table-row table:style-name="ro2">
          <table:table-cell office:value-type="string">
            <text:p>Couronne (50x200)</text:p>
          </table:table-cell>
          <table:table-cell table:formula="of:=((24*24)+(60*4))/100" office:value-type="float" office:value="8.16">
            <text:p>8.16</text:p>
          </table:table-cell>
          <table:table-cell table:formula="of:=[.H2]" office:value-type="float" office:value="3.6">
            <text:p>3.6</text:p>
          </table:table-cell>
          <table:table-cell table:formula="of:=[.B18]*[.C18]" office:value-type="float" office:value="29.376">
            <text:p>29.376</text:p>
          </table:table-cell>
          <table:table-cell table:number-columns-repeated="5"/>
        </table:table-row>
        <table:table-row table:style-name="ro2">
          <table:table-cell office:value-type="string">
            <text:p>Bouées (50x100)</text:p>
          </table:table-cell>
          <table:table-cell table:formula="of:=(6*24*6)/100" office:value-type="float" office:value="8.64">
            <text:p>8.64</text:p>
          </table:table-cell>
          <table:table-cell table:formula="of:=[.H4]" office:value-type="float" office:value="2.27">
            <text:p>2.27</text:p>
          </table:table-cell>
          <table:table-cell table:formula="of:=[.B19]*[.C19]" office:value-type="float" office:value="19.6128">
            <text:p>19.6128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Version complète</text:p>
          </table:table-cell>
          <table:table-cell table:number-columns-repeated="2"/>
          <table:table-cell table:formula="of:=SUM([.D8:.D18])" office:value-type="float" office:value="6852.476">
            <text:p>6852.476</text:p>
          </table:table-cell>
          <table:table-cell table:number-columns-repeated="5"/>
        </table:table-row>
        <table:table-row table:style-name="ro2">
          <table:table-cell office:value-type="string">
            <text:p>Version économique (sans terrasse et mezzanine)</text:p>
          </table:table-cell>
          <table:table-cell table:number-columns-repeated="2"/>
          <table:table-cell table:formula="of:=[.D21]-[.D3]-[.D6]-[.D7]-[.D10]-[.D11]-[.D12]" office:value-type="float" office:value="6093.596">
            <text:p>6093.596</text:p>
          </table:table-cell>
          <table:table-cell table:number-columns-repeated="5"/>
        </table:table-row>
        <table:table-row table:style-name="ro2" table:number-rows-repeated="19">
          <table:table-cell table:style-name="Default"/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/00/0000</text:date>, <text:time style:data-style-name="N2" text:time-value="0000-00-00T21:07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03:53:40</meta:creation-date>
    <meta:editing-duration>PT2H46M16S</meta:editing-duration>
    <meta:editing-cycles>30</meta:editing-cycles>
    <meta:generator>LibreOffice/3.6$Linux_X86_64 LibreOffice_project/360m1$Build-3</meta:generator>
    <meta:initial-creator>Caner Candan</meta:initial-creator>
    <dc:date>2013-01-21T21:18:38</dc:date>
    <dc:creator>Caner Candan</dc:cre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1cm" svg:height="9.011cm" xlink:href=".." xlink:type="simple" chart:class="chart:circle" chart:style-name="ch1">
        <chart:legend chart:legend-position="top" svg:x="2.123cm" svg:y="0.68cm" style:legend-expansion="wide" chart:style-name="ch2"/>
        <chart:plot-area chart:style-name="ch3" table:cell-range-address="Sheet1.A1:Sheet1.A19 Sheet1.D1:Sheet1.D19" chart:data-source-has-labels="column" svg:x="0.32cm" svg:y="5.94cm" svg:width="15.361cm" svg:height="2.8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6.048cm" svg:y="5.94cm" svg:width="3.905cm" svg:height="2.8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D1:Sheet1.D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sb terrasse entrée</text:p>
                <draw:g>
                  <svg:desc>Sheet1.A1:Sheet1.A19</svg:desc>
                </draw:g>
              </table:table-cell>
              <table:table-cell office:value-type="float" office:value="48">
                <text:p>48</text:p>
                <draw:g>
                  <svg:desc>Sheet1.D1:Sheet1.D19</svg:desc>
                </draw:g>
              </table:table-cell>
            </table:table-row>
            <table:table-row>
              <table:table-cell office:value-type="string">
                <text:p>Osb mur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Osb terrasse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Osb pente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Osb plancher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Osb mezzanine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Osb sas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sb Total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Solives plancher (50x150)</text:p>
              </table:table-cell>
              <table:table-cell office:value-type="float" office:value="582.96">
                <text:p>582.96</text:p>
              </table:table-cell>
            </table:table-row>
            <table:table-row>
              <table:table-cell office:value-type="string">
                <text:p>Solives terrasse (50x100)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Solives mezzanine grande (50x100)</text:p>
              </table:table-cell>
              <table:table-cell office:value-type="float" office:value="149.82">
                <text:p>149.82</text:p>
              </table:table-cell>
            </table:table-row>
            <table:table-row>
              <table:table-cell office:value-type="string">
                <text:p>Solives mezzanine petite (50x100)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Ossature mur (50x200)</text:p>
              </table:table-cell>
              <table:table-cell office:value-type="float" office:value="795.6">
                <text:p>795.6</text:p>
              </table:table-cell>
            </table:table-row>
            <table:table-row>
              <table:table-cell office:value-type="string">
                <text:p>Ossature plancher (50x200)</text:p>
              </table:table-cell>
              <table:table-cell office:value-type="float" office:value="1123.2">
                <text:p>1123.2</text:p>
              </table:table-cell>
            </table:table-row>
            <table:table-row>
              <table:table-cell office:value-type="string">
                <text:p>Ossature Pente (50x200)</text:p>
              </table:table-cell>
              <table:table-cell office:value-type="float" office:value="975.6">
                <text:p>975.6</text:p>
              </table:table-cell>
            </table:table-row>
            <table:table-row>
              <table:table-cell office:value-type="string">
                <text:p>Angle haut pente (150x200)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Angle bas pente (100x200)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Couronne (50x200)</text:p>
              </table:table-cell>
              <table:table-cell office:value-type="float" office:value="29.376">
                <text:p>29.376</text:p>
              </table:table-cell>
            </table:table-row>
            <table:table-row>
              <table:table-cell office:value-type="string">
                <text:p>Bouées (50x100)</text:p>
              </table:table-cell>
              <table:table-cell office:value-type="float" office:value="19.6128">
                <text:p>19.6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